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90fb5" officeooo:paragraph-rsid="00190fb5"/>
    </style:style>
    <style:style style:name="P2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c01cf" officeooo:paragraph-rsid="001c01cf"/>
    </style:style>
    <style:style style:name="P3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c778c" officeooo:paragraph-rsid="001c778c"/>
    </style:style>
    <style:style style:name="P4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da586" officeooo:paragraph-rsid="001da586"/>
    </style:style>
    <style:style style:name="P5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219278"/>
    </style:style>
    <style:style style:name="P6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22bd5a"/>
    </style:style>
    <style:style style:name="P7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2366e4"/>
    </style:style>
    <style:style style:name="P8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2b94d9"/>
    </style:style>
    <style:style style:name="P9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320b3b"/>
    </style:style>
    <style:style style:name="P10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352d36"/>
    </style:style>
    <style:style style:name="P11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paragraph-rsid="003ace12"/>
    </style:style>
    <style:style style:name="P12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e9b3e" officeooo:paragraph-rsid="001e9b3e"/>
    </style:style>
    <style:style style:name="P13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e9b3e" officeooo:paragraph-rsid="001ecf70"/>
    </style:style>
    <style:style style:name="P14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ecf70" officeooo:paragraph-rsid="001ecf70"/>
    </style:style>
    <style:style style:name="P15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1f7a86" officeooo:paragraph-rsid="001f7a86"/>
    </style:style>
    <style:style style:name="P16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2366e4" officeooo:paragraph-rsid="002366e4"/>
    </style:style>
    <style:style style:name="P17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2f40ce" officeooo:paragraph-rsid="002f40ce"/>
    </style:style>
    <style:style style:name="P18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2f40ce" officeooo:paragraph-rsid="00312065"/>
    </style:style>
    <style:style style:name="P19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33353" officeooo:paragraph-rsid="00335770"/>
    </style:style>
    <style:style style:name="P20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382a1" officeooo:paragraph-rsid="003382a1"/>
    </style:style>
    <style:style style:name="P21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382a1" officeooo:paragraph-rsid="00348012"/>
    </style:style>
    <style:style style:name="P22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89778" officeooo:paragraph-rsid="00389778"/>
    </style:style>
    <style:style style:name="P23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8c897" officeooo:paragraph-rsid="0038c897"/>
    </style:style>
    <style:style style:name="P24" style:family="paragraph" style:parent-style-name="Standard">
      <style:paragraph-properties>
        <style:tab-stops>
          <style:tab-stop style:position="15.376cm"/>
        </style:tab-stops>
      </style:paragraph-properties>
      <style:text-properties officeooo:rsid="0038c897" officeooo:paragraph-rsid="003ab519"/>
    </style:style>
    <style:style style:name="P25" style:family="paragraph" style:parent-style-name="Standard">
      <style:paragraph-properties>
        <style:tab-stops>
          <style:tab-stop style:position="15.376cm"/>
        </style:tab-stops>
      </style:paragraph-properties>
      <style:text-properties style:text-underline-style="solid" style:text-underline-type="double" style:text-underline-width="auto" style:text-underline-color="font-color" officeooo:paragraph-rsid="003ace12"/>
    </style:style>
    <style:style style:name="T1" style:family="text">
      <style:text-properties officeooo:rsid="001c778c"/>
    </style:style>
    <style:style style:name="T2" style:family="text">
      <style:text-properties officeooo:rsid="001ecf70"/>
    </style:style>
    <style:style style:name="T3" style:family="text">
      <style:text-properties officeooo:rsid="00216a02"/>
    </style:style>
    <style:style style:name="T4" style:family="text">
      <style:text-properties officeooo:rsid="0022bd5a"/>
    </style:style>
    <style:style style:name="T5" style:family="text">
      <style:text-properties officeooo:rsid="002366e4"/>
    </style:style>
    <style:style style:name="T6" style:family="text">
      <style:text-properties officeooo:rsid="00259461"/>
    </style:style>
    <style:style style:name="T7" style:family="text">
      <style:text-properties officeooo:rsid="002899c2"/>
    </style:style>
    <style:style style:name="T8" style:family="text">
      <style:text-properties officeooo:rsid="00295e29"/>
    </style:style>
    <style:style style:name="T9" style:family="text">
      <style:text-properties officeooo:rsid="002f40ce"/>
    </style:style>
    <style:style style:name="T10" style:family="text">
      <style:text-properties officeooo:rsid="00320b3b"/>
    </style:style>
    <style:style style:name="T11" style:family="text">
      <style:text-properties officeooo:rsid="00335770"/>
    </style:style>
    <style:style style:name="T12" style:family="text">
      <style:text-properties officeooo:rsid="003382a1"/>
    </style:style>
    <style:style style:name="T13" style:family="text">
      <style:text-properties officeooo:rsid="00352d36"/>
    </style:style>
    <style:style style:name="T14" style:family="text">
      <style:text-properties officeooo:rsid="00364825"/>
    </style:style>
    <style:style style:name="T15" style:family="text">
      <style:text-properties officeooo:rsid="00389778"/>
    </style:style>
    <style:style style:name="T16" style:family="text">
      <style:text-properties officeooo:rsid="003ab519"/>
    </style:style>
    <style:style style:name="T17" style:family="text">
      <style:text-properties officeooo:rsid="003ac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ришутенко Павел Петрович отчет 1.1</text:p>
      <text:p text:style-name="P1"/>
      <text:p text:style-name="P2">Информационные технологии применяются для решения задач бизнеса и являются производственной базой для многих компаний. <text:span text:style-name="T1">Этот факт послужил поводом для создания ит-стратегий развития компаний.</text:span></text:p>
      <text:p text:style-name="P2"/>
      <text:p text:style-name="P3">Разделение понятий ит-служб:</text:p>
      <text:p text:style-name="P3">IT бизнес процессов — способствует уменьшению издержек и соблюдению бизнес процессов.</text:p>
      <text:p text:style-name="P3">IT инфраструктура — инженерные технологии и полная стоимость их владения.</text:p>
      <text:p text:style-name="P4">К задачам <text:span text:style-name="T1">инфраструктур</text:span>ы относятся сопровождение ит-продуктов с возлагаемыми для этой задачи обязанностями. В идеальной ситуации инфраструктура адаптируется под изменения среды.</text:p>
      <text:p text:style-name="P4">Чтобы уменьшить издержки на изменение ис компании прибегают к услугам аудита-ис. </text:p>
      <text:p text:style-name="P4"/>
      <text:p text:style-name="P4">Информационно-технологическая структура предприятия</text:p>
      <text:p text:style-name="P12">Внедрение ит на предприятия дорогая и сложная процедура.</text:p>
      <text:p text:style-name="P12">Под архитектурой предприятия (EA - Enterprise Architecture), обычно понимается полное описание (модель) структуры предприятия, как системы, включающее описание ключевых элементов этой системы, связей между ними. Иными словами архитектура является инструкцией и набором стандартов используемых в ит и бизнесе предприятия.</text:p>
      <text:p text:style-name="P12">Архитектура предприятия связана с стратегией и планированием, а также управление корпоративными проектами.</text:p>
      <text:p text:style-name="P12">Портфель ит технологий предприятия — это инвестиции в ит технологии (во всю совокупность проектов предприятия).</text:p>
      <text:p text:style-name="P12"/>
      <text:p text:style-name="P12">Можно выделить следующие три уровня абстракции:</text:p>
      <text:p text:style-name="P12"><text:s/>• уровень архитектуры предприятия;</text:p>
      <text:p text:style-name="P12"><text:s/>• уровень архитектуры отдельных решений;</text:p>
      <text:p text:style-name="P12"><text:s/>• прикладной уровень (дизайн и разработка решений).</text:p>
      <text:p text:style-name="P12"/>
      <text:p text:style-name="P13"><text:span text:style-name="T2">У</text:span>ровень архитектуры предприятия <text:span text:style-name="T2">позволяет оценить совокупную картину всех процессов предприятия. Построение такой схемы позволит избавится от не рентабельных решений.</text:span></text:p>
      <text:p text:style-name="P13"/>
      <text:p text:style-name="P13"><text:span text:style-name="T2">У</text:span>ровень отдельных решений <text:span text:style-name="T2">отражает детализированную информацию о решениях, приложениях, бизнес процессах и взаимодействиях.</text:span></text:p>
      <text:p text:style-name="P13"/>
      <text:p text:style-name="P14">Прикладной уровень — уровень работы с приложением.</text:p>
      <text:p text:style-name="P14"/>
      <text:p text:style-name="P14">Для декомпозиции работы предприятия применимы уровни абстракции:</text:p>
      <text:p text:style-name="P14">• Уровень контекста (почему?) ориентирован в первую очередь на руководство и обосновывает необходимость проектов. </text:p>
      <text:p text:style-name="P14">• Концептуальный уровень (что?) определяет общие требования к проекту и возможные варианты его реализации. </text:p>
      <text:p text:style-name="P14">• Логический уровень (как?) описывает способ реализации данного проекта. </text:p>
      <text:p text:style-name="P14">• Физический уровень определяет решения, стандарты и технологии, позволяющие реализовать проект.</text:p>
      <text:p text:style-name="P14"/>
      <text:p text:style-name="P14">Текущая архитектура – это отображение объективной реальности, включающей в себя существующие компоненты (бизнес-процессы, информационные системы, технологические элементы) и их связи. Это набор моделей с неизбежными упрощениями, ограничениями и субъективными искажениями.</text:p>
      <text:p text:style-name="P15"><text:soft-page-break/>Разработка архитектуры предприятия сопровождается документированием.</text:p>
      <text:p text:style-name="P15">Целевая архитектура описывает желаемый результат, в неё закладывают стратегию развития компании.</text:p>
      <text:p text:style-name="P15">Построение архитектуры делится на несколько слоев. А изменение текущей архитектуры на целевую приводит к закономерному развитию предприятия и появлению новой целевой архитектуры.</text:p>
      <text:p text:style-name="P15"/>
      <text:p text:style-name="P15">Бизнес стратегия – определяет направление развития бизнеса в соответствии со стратегическими целями и задачами, стоящими перед предприятием, и отвечает на вопрос, почему предприятие должно развиваться именно в этом направлении.</text:p>
      <text:p text:style-name="P5"><text:span text:style-name="T3">С</text:span>тратегия включает: </text:p>
      <text:p text:style-name="P5">• Проекты, которые можно запустить для выполнения бизнес стратегии.</text:p>
      <text:p text:style-name="P5">• Варианты решения текущих задач и проблем.</text:p>
      <text:p text:style-name="P5">• Технологии, которые можно использовать для достижения поставленных целей.</text:p>
      <text:p text:style-name="P5"/>
      <text:p text:style-name="P6"><text:span text:style-name="T4">ИТ привносит упрощение производственно-хозяйственной деятельности компании, что ускоряет достижение стратегической цели. </text:span>Это инвестиции в информационные системы, которые важны для предприятия, но при этом не являются критичными для них.</text:p>
      <text:p text:style-name="P16">В тоже время фирмам заводской категории критически важно поддерживать ис, потому что они обеспечивают функционирование бизнеса.</text:p>
      <text:p text:style-name="P16"/>
      <text:p text:style-name="P7"><text:span text:style-name="T6">По</text:span><text:span text:style-name="T5">д бизнес-архитектурой, как правило, понимается целостная организация бизнес-процессов, организационных, культурных и социальных областей деятельности предприятия. Она учитывает профиль предприятия, его цели, варианты реализации.</text:span></text:p>
      <text:p text:style-name="P7">Основу бизнес архитектуры предприятия составляют модели бизнес процессов. <text:span text:style-name="T7">Для их описания используют бизнес модели разных типов.</text:span></text:p>
      <text:p text:style-name="P7">Декомпозиция бизнес-процессов – методика, описания бизнес процессов в виде последовательной их детализации. <text:span text:style-name="T8">Шаги декомпозиции: определить границы, выделить ключевые бизнес процессы, </text:span>выделить дублирующие бизнес-процессы и точки их пересечения.</text:p>
      <text:p text:style-name="P7">Анализ бизнес-событий позволяет перейти к анализу данных, используемых предприятием. <text:s/>Модель интеграции определяет связь бизнес-процессов и бизнес — событий.</text:p>
      <text:p text:style-name="P8">АРХИТЕКТУРУ ПРЕДПРИЯТИЯ ПРЕДСТАВЛЯЮТ В ВИДЕ ТРЕХ ВЗАИМОСВЯЗАННЫХ КОМПОНЕНТОВ:</text:p>
      <text:p text:style-name="P8">Enterprise Information Architecture (EIA) – информационная архитектура.</text:p>
      <text:p text:style-name="P8">Enterprise Solution Architecture (ESA) – архитектура прикладных решений.</text:p>
      <text:p text:style-name="P8">Enterprise Technical Architecture (ETA) – техническая архитектура.</text:p>
      <text:p text:style-name="P8"/>
      <text:p text:style-name="P17">ИТ инфраструктура.</text:p>
      <text:p text:style-name="P18">Правильное проектирование ИТ инфраструктуры позволяет </text:p>
      <text:p text:style-name="P18">• Снизить затраты на ИТ; </text:p>
      <text:p text:style-name="P18">• Упростить модернизацию существующей инфраструктуры;</text:p>
      <text:p text:style-name="P18">• Свести к минимуму вероятность простоев в работе или выхода систем из строя;</text:p>
      <text:p text:style-name="P18">• Поддерживать безопасность инфраструктуры организации на должном уровне;</text:p>
      <text:p text:style-name="P18">• Обеспечить простое управление Итинфраструктурой;</text:p>
      <text:p text:style-name="P18">• Повысить надежность ИТ-инфраструктуры организации.</text:p>
      <text:p text:style-name="P9"><text:span text:style-name="T9">ИТ инфраструктура </text:span><text:span text:style-name="T10">должна быть надежной, доступной, безопасной, адаптивной, эффективной.</text:span></text:p>
      <text:p text:style-name="P19">Базовая ит инфраструктура — это составляющая всех сервисов используемых для функционирования предприятия.</text:p>
      <text:p text:style-name="P19"><text:span text:style-name="T11">Дополнительная</text:span> ит инфраструктура — <text:span text:style-name="T11">набор вспомогательных инструментов и сервисов, для решения конкретных бизнес задач.</text:span></text:p>
      <text:p text:style-name="P20"><text:soft-page-break/>Этапы создания ит инфраструктуры:</text:p>
      <text:p text:style-name="P21">Этап 1: Определение приоритетов бизнеса </text:p>
      <text:p text:style-name="P21">Этап 2: Определение спектра задач и целей по информатизации бизнеса </text:p>
      <text:p text:style-name="P21">Этап 3: Анализ существующей ИТ-инфраструктуры и существующих бизнес-процессов </text:p>
      <text:p text:style-name="P21">Этап 4: Разработка проекта и подготовка спецификаций </text:p>
      <text:p text:style-name="P21">Этап 5: Взаимодействие с партнерами и поставщиками </text:p>
      <text:p text:style-name="P21">Этап 6: Развёртывание интегрируемого решения </text:p>
      <text:p text:style-name="P21">Этап 7: Ввод в эксплуатацию и программнотехническая поддержка</text:p>
      <text:p text:style-name="P10"><text:span text:style-name="T13">I</text:span><text:span text:style-name="T12">TS</text:span><text:span text:style-name="T13">(ervice)</text:span><text:span text:style-name="T12">M</text:span><text:span text:style-name="T13">(</text:span>anagement<text:span text:style-name="T13">)</text:span><text:span text:style-name="T12"> – это стратегия и подход к построению и организации работы службы ИТ, с целю наиболее эффективного решения бизнес - задач компании. </text:span><text:span text:style-name="T14">Суть ITSM </text:span>заключается в необходимости перехода от традиционной модели, где главная цель - это собственно поддержка ИТ инфраструктуры, к схеме, ориентированной на обслуживание основного бизнеса компании.</text:p>
      <text:p text:style-name="P10">Важнейшая составляющая реализации ITSM – разработка формализованных процессов ИТ отдела. <text:span text:style-name="T15">Особенно важна при балансе между качеством и стоимостью.</text:span></text:p>
      <text:p text:style-name="P22">При ITSM ит отдел — часть бизнеса компании.</text:p>
      <text:p text:style-name="P23">К ит разделу компании:</text:p>
      <text:p text:style-name="P24"><text:span text:style-name="T16">1. </text:span>Бизнес-подразделение формулирует свои требования к необходимому спектру услуг и их качеству </text:p>
      <text:p text:style-name="P24">2. Руководство компании определяет объем финансирования для выполнения этих требований</text:p>
      <text:p text:style-name="P24">3. Подразделения автоматизации поддерживают и развивают информационную инфраструктуру компании таким образом, чтобы она была в состоянии обеспечить запрошенную услугу с заданным качеством.</text:p>
      <text:p text:style-name="P11"><text:span text:style-name="T17">ИТ отдел при ITSM может стать самостоятельным подразделением компании, предлагая свои продукты на рынке.</text:span></text:p>
      <text:p text:style-name="P11"/>
      <text:p text:style-name="P11">При разработке концепции ITSM аналитики HewlettPackard выделили пять групп процессов:</text:p>
      <text:p text:style-name="P11">1. Привязка ИТ к бизнес процессам обеспечивает взаимодействие между ИТ подразделением и бизнес подразделениями и позволяет не только разработать дальнейшую стратегию развития информационных технологий, но и провести анализ потенциальных услуг.</text:p>
      <text:p text:style-name="P11">2. Проектирование и управление услугами.</text:p>
      <text:p text:style-name="P11">3. Разработка сервисов и внедрение.</text:p>
      <text:p text:style-name="P11">4. Эксплуатация.</text:p>
      <text:p text:style-name="P11">5. Управление проблемами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6:36:23.391457720</meta:creation-date>
    <dc:date>2020-09-22T22:37:20.306903991</dc:date>
    <meta:editing-duration>PT5H59M55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3" meta:paragraph-count="76" meta:word-count="870" meta:character-count="7358" meta:non-whitespace-character-count="6530"/>
  </office:meta>
</office:document-meta>
</file>